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4.734cm"/>
    </style:style>
    <style:style style:name="gr2" style:family="graphic" style:parent-style-name="standard">
      <style:graphic-properties draw:textarea-horizontal-align="justify" draw:textarea-vertical-align="middle" draw:auto-grow-height="false" fo:min-height="0.884cm" fo:min-width="4.6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84cm" fo:min-width="3.846cm"/>
    </style:style>
    <style:style style:name="gr5" style:family="graphic" style:parent-style-name="standard">
      <style:graphic-properties draw:textarea-horizontal-align="justify" draw:textarea-vertical-align="middle" draw:auto-grow-height="false" fo:min-height="1.01cm" fo:min-width="4.412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4.522cm"/>
    </style:style>
    <style:style style:name="gr7" style:family="graphic" style:parent-style-name="standard">
      <style:graphic-properties draw:textarea-horizontal-align="justify" draw:textarea-vertical-align="middle" draw:auto-grow-height="false" fo:min-height="1.3cm" fo:min-width="2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4cm" svg:height="3cm" svg:x="6.2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2cm" svg:height="1.8cm" svg:x="7.9cm" svg:y="5.6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9cm" svg:y1="4.3cm" svg:x2="13.025cm" svg:y2="5.6cm" draw:start-shape="id1" draw:start-glue-point="8" draw:end-shape="id2" draw:end-glue-point="4" svg:d="M9900 4300l3125 1300" svg:viewBox="0 0 3126 1301">
          <text:p/>
        </draw:connector>
        <draw:custom-shape draw:style-name="gr4" draw:text-style-name="P1" xml:id="id3" draw:id="id3" draw:layer="layout" svg:width="6.9cm" svg:height="1.8cm" svg:x="9.2cm" svg:y="9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2cm" svg:y1="7.4cm" svg:x2="13.513cm" svg:y2="9cm" draw:start-shape="id2" draw:start-glue-point="8" draw:end-shape="id3" draw:end-glue-point="4" svg:d="M12000 7400l1513 1600" svg:viewBox="0 0 1514 1601">
          <text:p/>
        </draw:connector>
        <draw:connector draw:style-name="gr3" draw:text-style-name="P2" draw:layer="layout" draw:type="line" svg:x1="12.65cm" svg:y1="10.8cm" svg:x2="12.5cm" svg:y2="11.5cm" draw:start-shape="id3" draw:start-glue-point="8" draw:end-shape="id4" draw:end-glue-point="4" svg:d="M12650 10800l-150 700" svg:viewBox="0 0 151 701">
          <text:p/>
        </draw:connector>
        <draw:custom-shape draw:style-name="gr5" draw:text-style-name="P1" xml:id="id5" draw:id="id5" draw:layer="layout" svg:width="7.8cm" svg:height="2cm" svg:x="12.7cm" svg:y="19.5cm">
          <text:p text:style-name="P1">Drukuj a &gt;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7.1cm" svg:height="2.4cm" svg:x="12.3cm" svg:y="25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6.6cm" svg:y1="21.5cm" svg:x2="15.85cm" svg:y2="25.7cm" draw:start-shape="id5" draw:start-glue-point="8" draw:end-shape="id6" draw:end-glue-point="4" svg:d="M16600 21500l-750 4200" svg:viewBox="0 0 751 4201">
          <text:p/>
        </draw:connector>
        <draw:custom-shape draw:style-name="gr7" draw:text-style-name="P4" xml:id="id4" draw:id="id4" draw:layer="layout" svg:width="5.2cm" svg:height="3.1cm" svg:x="9.9cm" svg:y="11.5cm">
          <text:p text:style-name="P4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15.1cm" svg:y1="13.05cm" svg:x2="17.575cm" svg:y2="19.5cm" draw:start-shape="id4" draw:start-glue-point="7" draw:end-shape="id5" draw:end-glue-point="4" svg:d="M15100 13050h2475v6450" svg:viewBox="0 0 2476 6451">
          <text:p text:style-name="P4">TAK</text:p>
        </draw:connector>
        <draw:custom-shape draw:style-name="gr7" draw:text-style-name="P4" xml:id="id7" draw:id="id7" draw:layer="layout" svg:width="5.2cm" svg:height="3.1cm" svg:x="2.7cm" svg:y="17.2cm">
          <text:p text:style-name="P4">b &lt;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9.9cm" svg:y1="13.05cm" svg:x2="5.3cm" svg:y2="17.2cm" draw:start-shape="id4" draw:start-glue-point="5" draw:end-shape="id7" draw:end-glue-point="4" svg:d="M9900 13050h-4600v4150" svg:viewBox="0 0 4601 4151">
          <text:p text:style-name="P4">NIE</text:p>
        </draw:connector>
        <draw:custom-shape draw:style-name="gr5" draw:text-style-name="P1" xml:id="id9" draw:id="id9" draw:layer="layout" svg:width="7.8cm" svg:height="2cm" svg:x="7.2cm" svg:y="22.5cm">
          <text:p text:style-name="P1">Drukuj b &lt;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8" draw:id="id8" draw:layer="layout" svg:width="7.8cm" svg:height="2cm" svg:x="0.7cm" svg:y="25.7cm">
          <text:p text:style-name="P1">Drukuj a =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3" draw:layer="layout" svg:x1="2.7cm" svg:y1="18.75cm" svg:x2="4.6cm" svg:y2="25.7cm" draw:start-shape="id7" draw:start-glue-point="5" draw:end-shape="id8" draw:end-glue-point="5" svg:d="M2700 18750h-501v4251h2401v2699" svg:viewBox="0 0 2402 6951">
          <text:p text:style-name="P4">NIE</text:p>
        </draw:connector>
        <draw:connector draw:style-name="gr8" draw:text-style-name="P3" draw:layer="layout" svg:x1="7.9cm" svg:y1="18.75cm" svg:x2="11.1cm" svg:y2="22.5cm" draw:start-shape="id7" draw:start-glue-point="7" draw:end-shape="id9" svg:d="M7900 18750h3200v3750" svg:viewBox="0 0 3201 3751">
          <text:p text:style-name="P4">TAK</text:p>
        </draw:connector>
        <draw:connector draw:style-name="gr3" draw:text-style-name="P3" draw:layer="layout" draw:type="line" svg:x1="11.1cm" svg:y1="24.5cm" svg:x2="15.85cm" svg:y2="25.7cm" draw:start-shape="id9" draw:start-glue-point="8" draw:end-shape="id6" draw:end-glue-point="4" svg:d="M11100 24500l4750 1200" svg:viewBox="0 0 4751 1201">
          <text:p/>
        </draw:connector>
        <draw:connector draw:style-name="gr3" draw:text-style-name="P3" draw:layer="layout" draw:type="line" svg:x1="7.525cm" svg:y1="26.7cm" svg:x2="12.3cm" svg:y2="26.9cm" draw:start-shape="id8" draw:start-glue-point="6" draw:end-shape="id6" draw:end-glue-point="6" svg:d="M7525 26700l4775 200" svg:viewBox="0 0 4776 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8.602039246</meta:creation-date>
    <dc:date>2019-11-06T08:45:09.933997207</dc:date>
    <meta:editing-duration>PT27M6S</meta:editing-duration>
    <meta:editing-cycles>3</meta:editing-cycles>
    <meta:generator>LibreOffice/6.0.7.3$Linux_X86_64 LibreOffice_project/00m0$Build-3</meta:generator>
    <meta:document-statistic meta:object-count="19"/>
  </office:meta>
</office:document-meta>
</file>